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8-14_11-50-28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220275 E-139-34-55.037841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8-14_16-46-19_000.jpg</text:p>
          </table:table-cell>
          <table:table-cell table:style-name="ce19" office:value-type="string">
            <text:p>:m RES 1*3 / free# JVEMV6 68#_64:2(cont);68#_65:1 / 68. theoretical-physics(tp) / w=群が集合の上で働く,topics=~,other=cal+;i-1.1;,s=~,i=~,doc=r-5-1~7;#2.d-2</text:p>
          </table:table-cell>
          <table:table-cell table:style-name="ce19"/>
          <table:table-cell table:style-name="ce4"/>
          <table:table-cell table:style-name="ce4" office:value-type="string">
            <text:p>N-35-35-24.220275 E-139-34-55.037841</text:p>
          </table:table-cell>
          <table:table-cell table:style-name="ce38" table:formula="of:=IF([.E3]=&quot;&quot;;[.C3];CONCATENATE([.C3];&quot; / &quot;;[.E3]))" office:value-type="string" office:string-value=":m RES 1*3 / free# JVEMV6 68#_64:2(cont);68#_65:1 / 68. theoretical-physics(tp) / w=群が集合の上で働く,topics=~,other=cal+;i-1.1;,s=~,i=~,doc=r-5-1~7;#2.d-2">
            <text:p>:m RES 1*3 / free# JVEMV6 68#_64:2(cont);68#_65:1 / 68. theoretical-physics(tp) / w=群が集合の上で働く,topics=~,other=cal+;i-1.1;,s=~,i=~,doc=r-5-1~7;#2.d-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8-14_16-46-37_000.jpg</text:p>
          </table:table-cell>
          <table:table-cell table:style-name="ce19" office:value-type="string">
            <text:p>:m RES 2*3 / free# JVEMV6 68#_65:1 / 68. theoretical-physics(tp) / w=群が集合の上で働く,topics=~,other=~,s=~,i=~,doc=r-5-1~7#2.d-2;#2.d-3</text:p>
          </table:table-cell>
          <table:table-cell table:style-name="ce19"/>
          <table:table-cell table:style-name="ce4"/>
          <table:table-cell table:style-name="ce4" office:value-type="string">
            <text:p>N-35-35-24.220275 E-139-34-55.037841</text:p>
          </table:table-cell>
          <table:table-cell table:style-name="ce38" table:formula="of:=IF([.E4]=&quot;&quot;;[.C4];CONCATENATE([.C4];&quot; / &quot;;[.E4]))" office:value-type="string" office:string-value=":m RES 2*3 / free# JVEMV6 68#_65:1 / 68. theoretical-physics(tp) / w=群が集合の上で働く,topics=~,other=~,s=~,i=~,doc=r-5-1~7#2.d-2;#2.d-3">
            <text:p>:m RES 2*3 / free# JVEMV6 68#_65:1 / 68. theoretical-physics(tp) / w=群が集合の上で働く,topics=~,other=~,s=~,i=~,doc=r-5-1~7#2.d-2;#2.d-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8-14_16-47-01_000.jpg</text:p>
          </table:table-cell>
          <table:table-cell table:style-name="ce19" office:value-type="string">
            <text:p>:m RES 3*3 / free# JVEMV6 68#_65:1 / 68. theoretical-physics(tp) / w=群が集合の上で働く,topics=軌道；固定部分群,other=~,s=~,i=~,doc=r-5-1~7#2.d-6</text:p>
          </table:table-cell>
          <table:table-cell table:style-name="ce19"/>
          <table:table-cell table:style-name="ce4"/>
          <table:table-cell table:style-name="ce4" office:value-type="string">
            <text:p>N-35-35-28.559875 E-139-34-49.544677</text:p>
          </table:table-cell>
          <table:table-cell table:style-name="ce38" table:formula="of:=IF([.E5]=&quot;&quot;;[.C5];CONCATENATE([.C5];&quot; / &quot;;[.E5]))" office:value-type="string" office:string-value=":m RES 3*3 / free# JVEMV6 68#_65:1 / 68. theoretical-physics(tp) / w=群が集合の上で働く,topics=軌道；固定部分群,other=~,s=~,i=~,doc=r-5-1~7#2.d-6">
            <text:p>:m RES 3*3 / free# JVEMV6 68#_65:1 / 68. theoretical-physics(tp) / w=群が集合の上で働く,topics=軌道；固定部分群,other=~,s=~,i=~,doc=r-5-1~7#2.d-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8-14_21-05-28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522399 E-139-34-55.037841</text:p>
          </table:table-cell>
          <table:table-cell table:style-name="ce38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8-15_01-41-52_000.jpg</text:p>
          </table:table-cell>
          <table:table-cell table:style-name="ce18" office:value-type="string">
            <text:p>:m other / log / 寝る前　ウェブ閲覧　記録　（for オナニー） / 未了</text:p>
          </table:table-cell>
          <table:table-cell table:style-name="ce18"/>
          <table:table-cell table:style-name="ce4"/>
          <table:table-cell table:style-name="ce4" office:value-type="string">
            <text:p>N-35-35-21.322631 E-139-34-43.831787</text:p>
          </table:table-cell>
          <table:table-cell table:style-name="ce38" table:formula="of:=IF([.E7]=&quot;&quot;;[.C7];CONCATENATE([.C7];&quot; / &quot;;[.E7]))" office:value-type="string" office:string-value=":m other / log / 寝る前　ウェブ閲覧　記録　（for オナニー） / 未了">
            <text:p>:m other / log / 寝る前　ウェブ閲覧　記録　（for オナニー） / 未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8-15_01-41-56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1.322631 E-139-34-43.831787</text:p>
          </table:table-cell>
          <table:table-cell table:style-name="ce38" table:formula="of:=IF([.E8]=&quot;&quot;;[.C8];CONCATENATE([.C8];&quot; / &quot;;[.E8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8-15_07-27-40_000.jpg</text:p>
          </table:table-cell>
          <table:table-cell table:style-name="ce17" office:value-type="string">
            <text:p>:m :PHOTO 起きた時刻 / 2021</text:p>
          </table:table-cell>
          <table:table-cell table:style-name="ce17"/>
          <table:table-cell table:style-name="ce4"/>
          <table:table-cell table:style-name="ce4" office:value-type="string">
            <text:p>N-35-35-21.322631 E-139-34-43.831787</text:p>
          </table:table-cell>
          <table:table-cell table:style-name="ce38" table:formula="of:=IF([.E9]=&quot;&quot;;[.C9];CONCATENATE([.C9];&quot; / &quot;;[.E9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8-15_07-36-54_000.jpg</text:p>
          </table:table-cell>
          <table:table-cell table:style-name="ce19" office:value-type="string">
            <text:p>:m 1-2*2 / math / topic=対称群：計算, about=互換か,other=~</text:p>
          </table:table-cell>
          <table:table-cell table:style-name="ce19"/>
          <table:table-cell table:style-name="ce4"/>
          <table:table-cell table:style-name="ce4" office:value-type="string">
            <text:p>N-35-35-24.220275 E-139-34-55.037841</text:p>
          </table:table-cell>
          <table:table-cell table:style-name="ce38" table:formula="of:=IF([.E10]=&quot;&quot;;[.C10];CONCATENATE([.C10];&quot; / &quot;;[.E10]))" office:value-type="string" office:string-value=":m 1-2*2 / math / topic=対称群：計算, about=互換か,other=~">
            <text:p>:m 1-2*2 / math / topic=対称群：計算, about=互換か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8-15_07-37-08_000.jpg</text:p>
          </table:table-cell>
          <table:table-cell table:style-name="ce19" office:value-type="string">
            <text:p>:m :th / topic=work-of-Godについて / content=black-liberation;いま俺がやっていることも、work-of-Godだ / lang=ja</text:p>
          </table:table-cell>
          <table:table-cell table:style-name="ce19"/>
          <table:table-cell table:style-name="ce4"/>
          <table:table-cell table:style-name="ce4" office:value-type="string">
            <text:p>N-35-35-24.220275 E-139-34-55.037841</text:p>
          </table:table-cell>
          <table:table-cell table:style-name="ce38" table:formula="of:=IF([.E11]=&quot;&quot;;[.C11];CONCATENATE([.C11];&quot; / &quot;;[.E11]))" office:value-type="string" office:string-value=":m :th / topic=work-of-Godについて / content=black-liberation;いま俺がやっていることも、work-of-Godだ / lang=ja">
            <text:p>:m :th / topic=work-of-Godについて / content=black-liberation;いま俺がやっていることも、work-of-Godだ / lang=j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8-15_07-39-16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23.025512 E-139-36-2.054443</text:p>
          </table:table-cell>
          <table:table-cell table:style-name="ce38" table:formula="of:=IF([.E12]=&quot;&quot;;[.C12];CONCATENATE([.C12];&quot; / &quot;;[.E12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5">2021/08/15</text:date>, <text:time>09:31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8-15T09:31:18.26</dc:date>
    <dc:creator>iwabuchi ken</dc:creator>
    <meta:editing-duration>P35DT19H57M14S</meta:editing-duration>
    <meta:editing-cycles>13137</meta:editing-cycles>
    <meta:document-statistic meta:table-count="1" meta:cell-count="427" meta:object-count="0"/>
  </office:meta>
</office:document-meta>
</file>